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fe" officeooo:paragraph-rsid="0008d3fe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8d3fe" officeooo:paragraph-rsid="0008d3fe" style:font-size-asian="22pt" style:font-size-complex="22pt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08d3fe" officeooo:paragraph-rsid="0008d3fe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e8b7b" officeooo:paragraph-rsid="000e8b7b" style:font-size-asian="15pt" style:font-size-complex="15pt"/>
    </style:style>
    <style:style style:name="P5" style:family="paragraph" style:parent-style-name="Standard">
      <style:text-properties officeooo:rsid="000cb1cf" officeooo:paragraph-rsid="000cb1cf"/>
    </style:style>
    <style:style style:name="P6" style:family="paragraph" style:parent-style-name="Standard">
      <style:text-properties officeooo:rsid="000e8b7b" officeooo:paragraph-rsid="000e8b7b"/>
    </style:style>
    <style:style style:name="P7" style:family="paragraph" style:parent-style-name="Standard">
      <style:text-properties fo:font-size="12pt" style:text-underline-style="none" officeooo:rsid="000e8b7b" officeooo:paragraph-rsid="000e8b7b" style:font-size-asian="10.5pt" style:font-size-complex="12pt"/>
    </style:style>
    <style:style style:name="T1" style:family="text">
      <style:text-properties officeooo:rsid="000ad3b1"/>
    </style:style>
    <style:style style:name="T2" style:family="text">
      <style:text-properties officeooo:rsid="000e8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E Lutsen Goupil</text:p>
      <text:p text:style-name="P1"/>
      <text:p text:style-name="P1"/>
      <text:p text:style-name="P3">II) Description du projet.</text:p>
      <text:p text:style-name="P1"/>
      <text:p text:style-name="P6">Nous avons pris n pour le nombre de lignes et m le nombre de colonnes.</text:p>
      <text:p text:style-name="P1"/>
      <text:p text:style-name="P1">1) <text:tab/>à droite : p+1</text:p>
      <text:p text:style-name="P1"><text:tab/>à gauche : p-1</text:p>
      <text:p text:style-name="P1"><text:tab/>en-dessous : p+m</text:p>
      <text:p text:style-name="P1"><text:tab/>au-dessus : p-m</text:p>
      <text:p text:style-name="P1">Si p%m = 0 alors pas de voisin de droite</text:p>
      <text:p text:style-name="P1">Si p%m = 1 alors pas de voisin de gauche</text:p>
      <text:p text:style-name="P1">Si 1&lt;=p&lt;=m alors pas de voisin du dessus</text:p>
      <text:p text:style-name="P1">Si (n-1)*m&lt;p&lt;=n*m alors pas de voisin du dess<text:span text:style-name="T1">o</text:span>us</text:p>
      <text:p text:style-name="P1"/>
      <text:p text:style-name="P5">2) La formule est (H/m*(<text:span text:style-name="T2">(</text:span>i-<text:span text:style-name="T2">1)</text:span>//m), L/n*(<text:span text:style-name="T2">(</text:span>i-<text:span text:style-name="T2">1)</text:span>%m)).</text:p>
      <text:p text:style-name="P5"/>
      <text:p text:style-name="P4">III) Calcul des moments dans un bloc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41:56.852961261</meta:creation-date>
    <meta:generator>LibreOffice/5.1.6.2$Linux_X86_64 LibreOffice_project/10m0$Build-2</meta:generator>
    <dc:date>2017-12-22T14:07:36.416518008</dc:date>
    <meta:editing-duration>PT15M29S</meta:editing-duration>
    <meta:editing-cycles>3</meta:editing-cycles>
    <meta:document-statistic meta:table-count="0" meta:image-count="0" meta:object-count="0" meta:page-count="1" meta:paragraph-count="13" meta:word-count="86" meta:character-count="434" meta:non-whitespace-character-count="357"/>
  </office:meta>
</office:document-meta>
</file>